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T1" style:family="text"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66ff"/>
    </style:style>
    <style:style style:name="T3" style:family="text">
      <style:text-properties fo:color="#00cc33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9966cc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9 diapositives - 20 minutes</presentation:footer-decl>
      <presentation:date-time-decl presentation:name="dtd1" presentation:source="fixed">2016-03-2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<text:span text:style-name="T1">algorithme</text:span> de <text:span text:style-name="T2">comparaison</text:span> de <text:span text:style-name="T3">textes</text:span> </text:p>
          </draw:text-box>
        </draw:frame>
        <draw:frame presentation:style-name="pr2" draw:layer="layout" svg:width="25.199cm" svg:height="13.144cm" svg:x="1.4cm" svg:y="4.432cm" presentation:class="subtitle" presentation:user-transformed="true">
          <draw:text-box>
            <text:p>Sébastien Boisvert</text:p>
            <text:p>Gydle Inc</text:p>
            <text:p>@sebhtml</text:p>
            <text:p><text:s/>OpenCode XXIX (29 mars 2016) </text:p>
            <text:p>2016-03-29 18:00</text:p>
            <text:p>20 minutes</text:p>
            <text:p/>
            <text:p/>
            <text:p><text:a xlink:href="http://www.opencode.ca/" xlink:type="simple">http://www.opencode.ca/</text:a></text:p>
            <text:p><text:span text:style-name="T4"><text:a xlink:href="https://twitter.com/sebhtml" xlink:type="simple">https://twitter.com/sebhtml</text:a></text:span></text:p>
            <text:p><text:span text:style-name="T5"><text:a xlink:href="https://github.com/sebhtml/opencode.ca/tree/master/2016-03-29-XXIX" xlink:type="simple">https://github.com/sebhtml/opencode.ca/tree/master/2016-03-29-XXIX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ssaire (5 min)</text:p>
              </text:list-item>
              <text:list-item>
                <text:p>Un peu de Emacs Lisp (5 min)</text:p>
              </text:list-item>
              <text:list-item>
                <text:p>Démo (10 mi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Lisp</text:span> "<text:span text:style-name="T7">LIS</text:span>t <text:span text:style-name="T7">P</text:span>rocessor" (famille de langages)</text:p>
                <text:list>
                  <text:list-item>
                    <text:p>“Lots of Irritating Superfluous Parentheses :-)”</text:p>
                  </text:list-item>
                  <text:list-item>
                    <text:p>“Lost in Stupid Parentheses :-)”</text:p>
                  </text:list-item>
                  <text:list-item>
                    <text:p>“Lots of Isolated Silly Parentheses :-)”</text:p>
                  </text:list-item>
                  <text:list-item>
                    <text:p>“Lots of Irritating Single Parentheses :-)”</text:p>
                  </text:list-item>
                  <text:list-item>
                    <text:p>“Lots of Infuriating &amp; Silly Parentheses :-)”</text:p>
                  </text:list-item>
                  <text:list-item>
                    <text:p>“Lost In a Sea of Parentheses :-)”</text:p>
                  </text:list-item>
                  <text:list-item>
                    <text:p>“Language of Insufferable Superfluous Parentheses :-)”</text:p>
                  </text:list-item>
                  <text:list-item>
                    <text:p>“Lots of Insipid, Stupid Parentheses”</text:p>
                  </text:list-item>
                </text:list>
                <text:p/>
                <text:p><text:a xlink:href="http://acronyms.thefreedictionary.com/lisp" xlink:type="simple">http://acronyms.thefreedictionary.com/lis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acs (famille d'éditeurs)</text:p>
              </text:list-item>
              <text:list-item>
                <text:p>Emacs Lisp (dialecte du langage Lisp)</text:p>
              </text:list-item>
              <text:list-item>
                <text:p>GNU Emacs (éditeur)</text:p>
                <text:p/>
                <text:p><text:a xlink:href="https://en.wikipedia.org/wiki/Emacs" xlink:type="simple">https://en.wikipedia.org/wiki/Emacs</text:a></text:p>
                <text:p><text:a xlink:href="https://en.wikipedia.org/wiki/GNU_Emacs" xlink:type="simple">https://en.wikipedia.org/wiki/GNU_Emacs</text:a></text:p>
                <text:p><text:a xlink:href="https://en.wikipedia.org/wiki/Emacs_Lisp" xlink:type="simple">https://en.wikipedia.org/wiki/Emacs_Lisp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acemacs <text:s/>(éditeur)</text:p>
                <text:list>
                  <text:list-item>
                    <text:p>“The best editor is neither Emacs nor Vim, it's Emacs and Vim!”</text:p>
                  </text:list-item>
                  <text:list-item>
                    <text:p>“Spacemacs: Emacs advanced Kit focused on Evil”</text:p>
                  </text:list-item>
                  <text:list-item>
                    <text:p>“The Evil Vim flagship and its fleet over the Holy planet Emacs. We come in Peace.”</text:p>
                  </text:list-item>
                </text:list>
                <text:p/>
                <text:p><text:a xlink:href="http://spacemacs.org/" xlink:type="simple">http://spacemacs.org/</text:a></text:p>
                <text:p><text:a xlink:href="https://twitter.com/spacemacs" xlink:type="simple">https://twitter.com/spacemacs</text:a></text:p>
                <text:p><text:a xlink:href="https://github.com/syl20bnr/spacemacs" xlink:type="simple">https://github.com/syl20bnr/spacemac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</text:p>
              </text:list-item>
              <text:list-item>
                <text:p>Texte</text:p>
              </text:list-item>
              <text:list-item>
                <text:p>Séquence (suite de mots)</text:p>
                <text:list>
                  <text:list-item>
                    <text:p>Mon processeur est rapide comme un faucon pèler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aison</text:p>
              </text:list-item>
              <text:list-item>
                <text:p>Alignement de sé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hme</text:p>
              </text:list-item>
              <text:list-item>
                <text:p>Programmation dynamique</text:p>
              </text:list-item>
              <text:list-item>
                <text:p>Algo. De Smith-Waterm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n peu de Emacs Lisp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  <text:list-item>
                <text:p>emacs --script intro-lisp.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ngage: Emacs Lisp</text:p>
              </text:list-item>
              <text:list-item>
                <text:p>Interpréteur: GNU Emacs</text:p>
              </text:list-item>
              <text:list-item>
                <text:p><text:span text:style-name="T5"><text:a xlink:href="https://github.com/sebhtml/opencode.ca/tree/master/2016-03-29-XXIX" xlink:type="simple">https://github.com/sebhtml/opencode.ca/tree/master/2016-03-29-XXIX</text:a></text:span></text:p>
              </text:list-item>
              <text:list-item>
                <text:p>Sujet: comparaison de tex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mmy (test du câble)</text:p>
              </text:list-item>
              <text:list-item>
                <text:p>Frédérick Dubois (évaluation de ma proposition de présentation OpenCode)</text:p>
              </text:list-item>
              <text:list-item>
                <text:p>Rémi Prévost (discussion d'idées pour la présentation)</text:p>
              </text:list-item>
              <text:list-item>
                <text:p>L'Équipe OpenCode</text:p>
              </text:list-item>
              <text:list-item>
                <text:p>Jean-Sébastien A. Beaudry (aide avec Spacemacs)</text:p>
              </text:list-item>
              <text:list-item>
                <text:p>Élénie Godzaridis (aide avec la présenta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</meta:initial-creator>
    <meta:creation-date>2016-03-28T15:43:21.607363804</meta:creation-date>
    <dc:date>2016-03-29T18:26:51.732138484</dc:date>
    <meta:editing-duration>PT1H10M13S</meta:editing-duration>
    <meta:editing-cycles>7</meta:editing-cycles>
    <meta:generator>LibreOffice/4.2.8.2$Linux_x86 LibreOffice_project/420m0$Build-2</meta:generator>
    <meta:document-statistic meta:object-count="65"/>
  </office:meta>
</office:document-meta>
</file>